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color="#000000" draw:marker-start="Arrow" draw:marker-end="" draw:fill="none" draw:textarea-horizontal-align="center" draw:textarea-vertical-align="middle" draw:auto-grow-height="false" fo:min-height="0.749cm" fo:min-width="0.499cm" draw:shadow="hidden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2.699cm" svg:height="4.063cm" svg:x="0.551cm" svg:y="1.486cm" svg:viewBox="0 0 12700 4064" draw:points="1397,3683 3048,2032 5080,4064 7493,2667 9906,4064 12700,1270 11430,0 7493,2667 4572,254 3048,2032 0,762">
          <text:p/>
        </draw:polygon>
        <draw:polyline draw:style-name="gr1" draw:text-style-name="P1" draw:layer="layout" svg:width="11.429cm" svg:height="1.904cm" svg:x="0.551cm" svg:y="0.343cm" svg:viewBox="0 0 11430 1905" draw:points="0,1905 4445,1397 11430,1143 6477,0 4572,1397">
          <text:p/>
        </draw:polyline>
        <draw:polyline draw:style-name="gr1" draw:text-style-name="P1" draw:layer="layout" svg:width="8.508cm" svg:height="0.38cm" svg:x="1.948cm" svg:y="5.169cm" svg:viewBox="0 0 8509 381" draw:points="0,0 3683,381 8509,381">
          <text:p/>
        </draw:polyline>
        <draw:polyline draw:style-name="gr1" draw:text-style-name="P1" draw:layer="layout" svg:width="9.651cm" svg:height="1.396cm" svg:x="3.599cm" svg:y="2.756cm" svg:viewBox="0 0 9652 1397" draw:points="9652,0 4445,1397 0,762">
          <text:p/>
        </draw:polyline>
        <draw:polyline draw:style-name="gr1" draw:text-style-name="P1" draw:layer="layout" svg:width="4.571cm" svg:height="1.65cm" svg:x="0.551cm" svg:y="0.597cm" svg:viewBox="0 0 4572 1651" draw:points="0,1651 2921,0 4572,1143">
          <text:p/>
        </draw:polyline>
        <draw:line draw:style-name="gr1" draw:text-style-name="P1" draw:layer="layout" svg:x1="7.028cm" svg:y1="0.343cm" svg:x2="3.472cm" svg:y2="0.597cm">
          <text:p/>
        </draw:line>
        <draw:path draw:style-name="gr2" draw:text-style-name="P1" draw:layer="layout" svg:width="3.056cm" svg:height="3.056cm" svg:x="6.516cm" svg:y="2.621cm" svg:viewBox="0 0 3057 3057" svg:d="M345 560c17-20 35-39 52-59 18-19 36-38 54-57 19-18 39-36 58-54 20-17 40-34 60-51 21-16 41-32 62-48 22-15 43-30 65-45 22-14 45-27 67-41 23-13 47-25 70-38 24-11 47-23 71-34 24-10 48-20 72-30 25-9 50-18 75-27 25-7 50-15 75-22 26-6 51-13 77-19 26-5 51-10 77-15 26-4 52-7 78-11 26-2 53-4 79-6 26-1 52-2 78-3 26 0 53 1 79 1 26 2 53 4 79 6 26 3 52 6 78 9 26 5 52 9 78 14 25 6 51 11 76 17 25 7 51 15 76 22 25 8 50 17 75 25 24 10 49 19 73 29 24 11 48 22 72 33 23 12 46 25 69 37 23 13 45 27 68 40 22 14 44 29 66 43 21 16 42 31 63 47 20 17 41 33 61 50 19 18 39 35 58 53 19 19 37 37 56 56 17 20 35 39 52 59s33 41 50 61c15 21 31 43 46 64-421 287-841 575-1262 862-394-323-789-645-1183-968zM0 0zM3057 3057z">
          <text:p/>
        </draw:path>
        <draw:line draw:style-name="gr3" draw:text-style-name="P1" draw:layer="layout" svg:x1="11.981cm" svg:y1="1.486cm" svg:x2="8.044cm" svg:y2="4.153cm">
          <text:p/>
        </draw:line>
        <draw:g>
          <svg:title>TexMaths</svg:title>
          <svg:desc>14§display§\theta_{ij}</svg:desc>
          <draw:polygon draw:style-name="gr4" draw:layer="layout" svg:width="0.553cm" svg:height="0.484cm" svg:x="7.767cm" svg:y="3.207cm" svg:viewBox="0 0 554 485" draw:points="277,485 0,485 0,0 554,0 554,485">
            <text:p/>
          </draw:polygon>
          <draw:path draw:style-name="gr5" draw:layer="layout" svg:width="0.203cm" svg:height="0.353cm" svg:x="7.788cm" svg:y="3.201cm" svg:viewBox="0 0 204 354" svg:d="M204 101c0-32-8-101-59-101-69 0-145 140-145 252 0 46 14 102 59 102 70 0 145-143 145-253zM53 169c9-32 18-71 38-106 13-24 31-52 53-52 25 0 28 31 28 59 0 25-4 50-17 99zM151 185c-6 22-15 64-33 101-19 33-37 57-59 57-16 0-27-14-27-60 0-21 3-49 17-98z">
            <text:p/>
          </draw:path>
          <draw:path draw:style-name="gr5" draw:layer="layout" svg:width="0.105cm" svg:height="0.233cm" svg:x="8.015cm" svg:y="3.39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layer="layout" svg:width="0.151cm" svg:height="0.299cm" svg:x="8.136cm" svg:y="3.394cm" svg:viewBox="0 0 152 300" svg:d="M152 13c0-6-4-13-13-13-10 0-20 10-20 20 0 5 4 12 14 12s19-8 19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</draw:g>
        <draw:g>
          <svg:title>TexMaths</svg:title>
          <svg:desc>14§display§i</svg:desc>
          <draw:polygon draw:style-name="gr4" draw:layer="layout" svg:width="0.17cm" svg:height="0.325cm" svg:x="7.895cm" svg:y="4.376cm" svg:viewBox="0 0 171 326" draw:points="86,326 0,326 0,0 171,0 171,326">
            <text:p/>
          </draw:polygon>
          <draw:path draw:style-name="gr5" draw:layer="layout" svg:width="0.131cm" svg:height="0.331cm" svg:x="7.909cm" svg:y="4.375cm" svg:viewBox="0 0 132 332" svg:d="M128 18c0-10-7-18-20-18s-27 13-27 27c0 8 7 16 20 16 11 0 27-11 27-25zM90 203c5-14 5-15 10-28 4-10 7-17 7-27 0-22-16-40-41-40-48 0-66 71-66 77 0 4 6 4 6 4 5 0 5-1 8-8 14-47 34-62 50-62 5 0 13 0 13 15 0 12-4 21-6 27-4 13-26 70-35 91-4 13-11 30-11 39 0 24 17 41 41 41 48 0 66-71 66-76s-4-5-6-5c-5 0-5 1-8 10-9 30-25 60-51 60-8 0-12-4-12-16s4-19 15-50z">
            <text:p/>
          </draw:path>
        </draw:g>
        <draw:g>
          <svg:title>TexMaths</svg:title>
          <svg:desc>14§display§j = \mathrm{nbr}(i,\kappa)</svg:desc>
          <draw:polygon draw:style-name="gr4" draw:layer="layout" svg:width="2.667cm" svg:height="0.492cm" svg:x="10.802cm" svg:y="0.914cm" svg:viewBox="0 0 2668 493" draw:points="1334,493 0,493 0,0 2668,0 2668,493">
            <text:p/>
          </draw:polygon>
          <draw:path draw:style-name="gr5" draw:layer="layout" svg:width="0.202cm" svg:height="0.426cm" svg:x="10.795cm" svg:y="0.957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layer="layout" svg:width="0.328cm" svg:height="0.115cm" svg:x="11.197cm" svg:y="1.103cm" svg:viewBox="0 0 329 116" svg:d="M312 20c7 0 17 0 17-10s-10-10-17-10h-295c-7 0-17 0-17 10s10 10 17 10zM312 116c7 0 17 0 17-10 0-9-10-9-17-9h-295c-7 0-17 0-17 9 0 10 10 10 17 10z">
            <text:p/>
          </draw:path>
          <draw:path draw:style-name="gr5" draw:layer="layout" svg:width="0.248cm" svg:height="0.217cm" svg:x="11.705cm" svg:y="1.06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5" draw:layer="layout" svg:width="0.243cm" svg:height="0.348cm" svg:x="11.962cm" svg:y="0.942cm" svg:viewBox="0 0 244 349" svg:d="M71 157v-157l-71 6v15c35 0 39 3 39 28v294h11c2 0 6-7 19-31 7 12 28 37 64 37 60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5" draw:layer="layout" svg:width="0.166cm" svg:height="0.217cm" svg:x="12.235cm" svg:y="1.06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5" draw:layer="layout" svg:width="0.115cm" svg:height="0.492cm" svg:x="12.464cm" svg:y="0.91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5" draw:layer="layout" svg:width="0.131cm" svg:height="0.331cm" svg:x="12.62cm" svg:y="0.957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layer="layout" svg:width="0.058cm" svg:height="0.147cm" svg:x="12.818cm" svg:y="1.231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layer="layout" svg:width="0.243cm" svg:height="0.223cm" svg:x="13.021cm" svg:y="1.065cm" svg:viewBox="0 0 244 224" svg:d="M1 200c-1 6-1 7-1 11 0 9 7 13 14 13 15 0 18-11 22-28 5-17 2-8 23-91 42 1 85 10 85 42 0 4 0 6-1 11-2 7-3 13-3 17 0 29 21 49 46 49 16 0 28-8 38-25 13-21 20-51 20-51 0-5-6-5-7-5-5 0-6 3-7 10-9 33-20 60-42 60-12 0-17-6-17-24 0-7 3-18 4-27 1-5 3-11 3-16 0-47-69-51-97-51 17-10 32-22 46-33 23-20 37-33 56-41 0 3-1 8-1 11 0 6 3 17 18 17 16 0 27-14 27-27 0-4-2-16-20-16-29 0-59 25-81 43-34 28-45 35-63 42 1-6 7-31 10-39 3-13 8-37 8-38 0-8-5-14-14-14-1 0-15 0-19 18z">
            <text:p/>
          </draw:path>
          <draw:path draw:style-name="gr5" draw:layer="layout" svg:width="0.115cm" svg:height="0.492cm" svg:x="13.305cm" svg:y="0.91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k = \mathrm{nbr}(i,\kappa+1)</svg:desc>
          <draw:polygon draw:style-name="gr4" draw:layer="layout" svg:width="3.555cm" svg:height="0.492cm" svg:x="5.296cm" svg:y="1.015cm" svg:viewBox="0 0 3556 493" draw:points="1778,493 0,493 0,0 3556,0 3556,493">
            <text:p/>
          </draw:polygon>
          <draw:path draw:style-name="gr5" draw:layer="layout" svg:width="0.223cm" svg:height="0.348cm" svg:x="5.323cm" svg:y="1.043cm" svg:viewBox="0 0 224 349" svg:d="M115 6c0 0 0-6-7-6-11 0-46 4-60 6-5 0-9 0-9 9 0 6 4 6 11 6 24 0 26 3 26 8l-2 10-73 285c-1 7-1 8-1 11 0 11 10 14 14 14 7 0 14-4 17-11 3-5 25-96 28-108 17 1 57 9 57 42 0 4 0 5-1 10-2 7-2 12-2 18 0 29 20 49 45 49 16 0 28-9 39-27 13-21 19-49 19-50 0-4-5-4-6-4-6 0-6 1-7 8-10 36-22 62-43 62-10 0-16-6-16-24 0-9 2-20 3-27 3-8 3-11 3-15 0-33-31-47-74-52 15-10 32-25 43-37 24-26 46-47 70-47 4 0 4 0 6 0 5 1 5 1 9 4 2 0 2 1 2 1-23 2-28 21-28 27 0 8 5 18 19 18 13 0 27-11 27-31 0-14-11-30-34-30-14 0-36 4-71 43-17 18-36 39-56 46z">
            <text:p/>
          </draw:path>
          <draw:path draw:style-name="gr5" draw:layer="layout" svg:width="0.328cm" svg:height="0.115cm" svg:x="5.731cm" svg:y="1.204cm" svg:viewBox="0 0 329 116" svg:d="M312 20c7 0 17 0 17-10s-10-10-17-10h-295c-7 0-17 0-17 10s10 10 17 10zM312 116c7 0 17 0 17-10 0-9-10-9-17-9h-295c-7 0-17 0-17 9 0 10 10 10 17 10z">
            <text:p/>
          </draw:path>
          <draw:path draw:style-name="gr5" draw:layer="layout" svg:width="0.248cm" svg:height="0.217cm" svg:x="6.24cm" svg:y="1.16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5" draw:layer="layout" svg:width="0.243cm" svg:height="0.348cm" svg:x="6.497cm" svg:y="1.043cm" svg:viewBox="0 0 244 349" svg:d="M71 157v-157l-71 6v15c35 0 39 3 39 28v294h11c2 0 6-7 19-31 7 12 28 37 64 37 60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5" draw:layer="layout" svg:width="0.166cm" svg:height="0.217cm" svg:x="6.77cm" svg:y="1.16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5" draw:layer="layout" svg:width="0.115cm" svg:height="0.492cm" svg:x="6.998cm" svg:y="1.01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5" draw:layer="layout" svg:width="0.131cm" svg:height="0.331cm" svg:x="7.155cm" svg:y="1.058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layer="layout" svg:width="0.058cm" svg:height="0.147cm" svg:x="7.353cm" svg:y="1.332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layer="layout" svg:width="0.243cm" svg:height="0.223cm" svg:x="7.556cm" svg:y="1.166cm" svg:viewBox="0 0 244 224" svg:d="M1 200c-1 6-1 7-1 11 0 9 7 13 14 13 15 0 18-11 22-28 5-17 2-8 23-91 42 1 85 10 85 42 0 4 0 6-1 11-2 7-3 13-3 17 0 29 21 49 46 49 16 0 28-8 38-25 13-21 20-51 20-51 0-5-6-5-7-5-5 0-6 3-7 10-9 33-20 60-42 60-12 0-17-6-17-24 0-7 3-18 4-27 1-5 3-11 3-16 0-47-69-51-97-51 17-10 32-22 46-33 23-20 37-33 56-41 0 3-1 8-1 11 0 6 3 17 18 17 16 0 27-14 27-27 0-4-2-16-20-16-29 0-59 25-81 43-34 28-45 35-63 42 1-6 7-31 10-39 3-13 8-37 8-38 0-8-5-14-14-14-1 0-15 0-19 18z">
            <text:p/>
          </draw:path>
          <draw:path draw:style-name="gr5" draw:layer="layout" svg:width="0.328cm" svg:height="0.328cm" svg:x="7.949cm" svg:y="1.098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5" draw:layer="layout" svg:width="0.163cm" svg:height="0.328cm" svg:x="8.457cm" svg:y="1.057cm" svg:viewBox="0 0 164 329" svg:d="M102 13c0-12 0-13-11-13-31 32-76 32-91 32v16c10 0 39 0 64-14v256c0 18-1 24-46 24h-15v15c18-1 60-1 81-1 20 0 63 0 80 1v-15h-16c-44 0-46-6-46-24z">
            <text:p/>
          </draw:path>
          <draw:path draw:style-name="gr5" draw:layer="layout" svg:width="0.115cm" svg:height="0.492cm" svg:x="8.688cm" svg:y="1.01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polygon draw:style-name="gr6" draw:text-style-name="P1" draw:layer="layout" svg:width="0.253cm" svg:height="0.253cm" svg:x="6.858cm" svg:y="2.921cm" svg:viewBox="0 0 254 254" draw:points="254,127 0,254 127,0">
          <text:p/>
        </draw:polygon>
        <draw:g>
          <svg:title>TexMaths</svg:title>
          <svg:desc>14§display§l</svg:desc>
          <draw:polygon draw:style-name="gr4" draw:layer="layout" svg:width="0.157cm" svg:height="0.342cm" svg:x="9.796cm" svg:y="2.275cm" svg:viewBox="0 0 158 343" draw:points="78,343 0,343 0,0 158,0 158,343">
            <text:p/>
          </draw:polygon>
          <draw:path draw:style-name="gr5" draw:layer="layout" svg:width="0.105cm" svg:height="0.348cm" svg:x="9.817cm" svg:y="2.275cm" svg:viewBox="0 0 106 349" svg:d="M106 6c0 0 0-6-5-6-13 0-49 4-62 6-4 0-10 0-10 9 0 6 6 6 13 6 24 0 25 4 25 8l-1 10-63 247c-2 6-3 10-3 17 0 28 22 46 45 46 17 0 29-10 37-28 10-18 16-48 16-49 0-4-4-4-6-4-5 0-5 1-7 8-9 32-18 62-39 62-14 0-14-16-14-23 0-12 0-14 3-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tislav Chudoba</meta:initial-creator>
    <meta:creation-date>2014-08-21T15:43:39.457422431</meta:creation-date>
    <dc:date>2014-08-22T10:50:37.254905165</dc:date>
    <dc:creator>Rostislav Chudoba</dc:creator>
    <meta:editing-duration>PT7M10S</meta:editing-duration>
    <meta:editing-cycles>3</meta:editing-cycles>
    <meta:generator>LibreOffice/4.2.4.2$Linux_X86_64 LibreOffice_project/420m0$Build-2</meta:generator>
    <meta:document-statistic meta:object-count="46"/>
  </office:meta>
</office:document-meta>
</file>